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59cm"/>
    </style:style>
    <style:style style:name="co3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729fcf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d4ea6b"/>
    </style:style>
    <style:style style:name="ce5" style:family="table-cell" style:parent-style-name="Default">
      <style:table-cell-properties fo:background-color="#e8a202"/>
    </style:style>
    <style:style style:name="ce6" style:family="table-cell" style:parent-style-name="Default">
      <style:table-cell-properties fo:background-color="#e8a202"/>
      <style:text-properties style:text-underline-style="none"/>
    </style:style>
    <style:style style:name="ce7" style:family="table-cell" style:parent-style-name="Default">
      <style:table-cell-properties fo:background-color="#729fcf"/>
    </style:style>
    <style:style style:name="ce8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COM.MICROSOFT.CONCAT(&quot;memoria(&quot;;[.A1];&quot;) &lt;= x&quot;;[.I1];[.C1];[.I1];&quot;;&quot;;&quot; -- &quot;;[.D1];&quot; &quot;;[.E1])" office:value-type="string" office:string-value="memoria(0) &lt;= x“00860006“; -- A=6 declaracion a" calcext:value-type="string">
            <text:p>memoria(0) &lt;= x“00860006“; -- A=6 declaracion a</text:p>
          </table:table-cell>
          <table:table-cell office:value-type="string" calcext:value-type="string">
            <text:p>00860006</text:p>
          </table:table-cell>
          <table:table-cell table:style-name="ce3" office:value-type="string" calcext:value-type="string">
            <text:p>A=6</text:p>
          </table:table-cell>
          <table:table-cell table:style-name="ce3" office:value-type="string" calcext:value-type="string">
            <text:p>declaracion a</text:p>
          </table:table-cell>
          <table:table-cell table:number-columns-repeated="3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CONCAT(&quot;memoria(&quot;;[.A2];&quot;) &lt;= x&quot;;[.I2];[.C2];[.I2];&quot;;&quot;;&quot; -- &quot;;[.D2];&quot; &quot;;[.E2])" office:value-type="string" office:string-value="memoria(1) &lt;= x“00010000“; --  " calcext:value-type="string">
            <text:p>memoria(1) &lt;= x“00010000“; -- <text:s/>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CONCAT(&quot;memoria(&quot;;[.A3];&quot;) &lt;= x&quot;;[.I3];[.C3];[.I3];&quot;;&quot;;&quot; -- &quot;;[.D3];&quot; &quot;;[.E3])" office:value-type="string" office:string-value="memoria(2) &lt;= x“00B70002“; -- M2 = 6 " calcext:value-type="string">
            <text:p>memoria(2) &lt;= x“00B70002“; -- M2 = 6 </text:p>
          </table:table-cell>
          <table:table-cell office:value-type="string" calcext:value-type="string">
            <text:p>00B70002</text:p>
          </table:table-cell>
          <table:table-cell table:style-name="ce4" office:value-type="string" calcext:value-type="string">
            <text:p>M2 = 6</text:p>
          </table:table-cell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CONCAT(&quot;memoria(&quot;;[.A4];&quot;) &lt;= x&quot;;[.I4];[.C4];[.I4];&quot;;&quot;;&quot; -- &quot;;[.D4];&quot; &quot;;[.E4])" office:value-type="string" office:string-value="memoria(3) &lt;= x“00010000“; --  Fin declaracion a" calcext:value-type="string">
            <text:p>memoria(3) &lt;= x“00010000“; -- <text:s/>Fin declaracion a</text:p>
          </table:table-cell>
          <table:table-cell office:value-type="string" calcext:value-type="string">
            <text:p>00010000</text:p>
          </table:table-cell>
          <table:table-cell table:style-name="ce3"/>
          <table:table-cell table:style-name="ce3" office:value-type="string" calcext:value-type="string">
            <text:p>Fin declaracion a</text:p>
          </table:table-cell>
          <table:table-cell table:number-columns-repeated="3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CONCAT(&quot;memoria(&quot;;[.A5];&quot;) &lt;= x&quot;;[.I5];[.C5];[.I5];&quot;;&quot;;&quot; -- &quot;;[.D5];&quot; &quot;;[.E5])" office:value-type="string" office:string-value="memoria(4) &lt;= x“00010000“; --  " calcext:value-type="string">
            <text:p>memoria(4) &lt;= x“00010000“; -- <text:s/>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CONCAT(&quot;memoria(&quot;;[.A6];&quot;) &lt;= x&quot;;[.I6];[.C6];[.I6];&quot;;&quot;;&quot; -- &quot;;[.D6];&quot; &quot;;[.E6])" office:value-type="string" office:string-value="memoria(5) &lt;= x“00860003“; -- A=3 declaracion b" calcext:value-type="string">
            <text:p>memoria(5) &lt;= x“00860003“; -- A=3 declaracion b</text:p>
          </table:table-cell>
          <table:table-cell office:value-type="string" calcext:value-type="string">
            <text:p>00860003</text:p>
          </table:table-cell>
          <table:table-cell table:style-name="ce3" office:value-type="string" calcext:value-type="string">
            <text:p>A=3</text:p>
          </table:table-cell>
          <table:table-cell table:style-name="ce3" office:value-type="string" calcext:value-type="string">
            <text:p>declaracion b</text:p>
          </table:table-cell>
          <table:table-cell table:number-columns-repeated="3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CONCAT(&quot;memoria(&quot;;[.A7];&quot;) &lt;= x&quot;;[.I7];[.C7];[.I7];&quot;;&quot;;&quot; -- &quot;;[.D7];&quot; &quot;;[.E7])" office:value-type="string" office:string-value="memoria(6) &lt;= x“00010000“; --  " calcext:value-type="string">
            <text:p>memoria(6) &lt;= x“00010000“; -- <text:s/>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CONCAT(&quot;memoria(&quot;;[.A8];&quot;) &lt;= x&quot;;[.I8];[.C8];[.I8];&quot;;&quot;;&quot; -- &quot;;[.D8];&quot; &quot;;[.E8])" office:value-type="string" office:string-value="memoria(7) &lt;= x“00B70003“; -- M3 = 3 " calcext:value-type="string">
            <text:p>memoria(7) &lt;= x“00B70003“; -- M3 = 3 </text:p>
          </table:table-cell>
          <table:table-cell office:value-type="string" calcext:value-type="string">
            <text:p>00B70003</text:p>
          </table:table-cell>
          <table:table-cell table:style-name="ce4" office:value-type="string" calcext:value-type="string">
            <text:p>M3 = 3</text:p>
          </table:table-cell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memoria(&quot;;[.A9];&quot;) &lt;= x&quot;;[.I9];[.C9];[.I9];&quot;;&quot;;&quot; -- &quot;;[.D9];&quot; &quot;;[.E9])" office:value-type="string" office:string-value="memoria(8) &lt;= x“00010000“; --  Fin Declaración b" calcext:value-type="string">
            <text:p>memoria(8) &lt;= x“00010000“; -- <text:s/>Fin Declaración b</text:p>
          </table:table-cell>
          <table:table-cell office:value-type="string" calcext:value-type="string">
            <text:p>00010000</text:p>
          </table:table-cell>
          <table:table-cell table:style-name="ce3"/>
          <table:table-cell table:style-name="ce3" office:value-type="string" calcext:value-type="string">
            <text:p>Fin Declaración b</text:p>
          </table:table-cell>
          <table:table-cell table:number-columns-repeated="3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CONCAT(&quot;memoria(&quot;;[.A10];&quot;) &lt;= x&quot;;[.I10];[.C10];[.I10];&quot;;&quot;;&quot; -- &quot;;[.D10];&quot; &quot;;[.E10])" office:value-type="string" office:string-value="memoria(9) &lt;= x“00010000“; --  " calcext:value-type="string">
            <text:p>memoria(9) &lt;= x“00010000“; -- <text:s/>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CONCAT(&quot;memoria(&quot;;[.A11];&quot;) &lt;= x&quot;;[.I11];[.C11];[.I11];&quot;;&quot;;&quot; -- &quot;;[.D11];&quot; &quot;;[.E11])" office:value-type="string" office:string-value="memoria(10) &lt;= x“00860001“; -- A=0 declaracion i" calcext:value-type="string">
            <text:p>memoria(10) &lt;= x“00860001“; -- A=0 declaracion i</text:p>
          </table:table-cell>
          <table:table-cell office:value-type="string" calcext:value-type="string">
            <text:p>00860001</text:p>
          </table:table-cell>
          <table:table-cell table:style-name="ce3" office:value-type="string" calcext:value-type="string">
            <text:p>A=0</text:p>
          </table:table-cell>
          <table:table-cell table:style-name="ce3" office:value-type="string" calcext:value-type="string">
            <text:p>declaracion i</text:p>
          </table:table-cell>
          <table:table-cell table:number-columns-repeated="3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CONCAT(&quot;memoria(&quot;;[.A12];&quot;) &lt;= x&quot;;[.I12];[.C12];[.I12];&quot;;&quot;;&quot; -- &quot;;[.D12];&quot; &quot;;[.E12])" office:value-type="string" office:string-value="memoria(11) &lt;= x“00010000“; --  " calcext:value-type="string">
            <text:p>memoria(11) &lt;= x“00010000“; -- <text:s/>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memoria(&quot;;[.A13];&quot;) &lt;= x&quot;;[.I13];[.C13];[.I13];&quot;;&quot;;&quot; -- &quot;;[.D13];&quot; &quot;;[.E13])" office:value-type="string" office:string-value="memoria(12) &lt;= x“00B70000“; -- M0 = 1 " calcext:value-type="string">
            <text:p>memoria(12) &lt;= x“00B70000“; -- M0 = 1 </text:p>
          </table:table-cell>
          <table:table-cell office:value-type="string" calcext:value-type="string">
            <text:p>00B70000</text:p>
          </table:table-cell>
          <table:table-cell table:style-name="ce4" office:value-type="string" calcext:value-type="string">
            <text:p>M0 = 1</text:p>
          </table:table-cell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CONCAT(&quot;memoria(&quot;;[.A14];&quot;) &lt;= x&quot;;[.I14];[.C14];[.I14];&quot;;&quot;;&quot; -- &quot;;[.D14];&quot; &quot;;[.E14])" office:value-type="string" office:string-value="memoria(13) &lt;= x“00010000“; --  Fin Declaración i" calcext:value-type="string">
            <text:p>memoria(13) &lt;= x“00010000“; -- <text:s/>Fin Declaración i</text:p>
          </table:table-cell>
          <table:table-cell office:value-type="string" calcext:value-type="string">
            <text:p>00010000</text:p>
          </table:table-cell>
          <table:table-cell table:style-name="ce3"/>
          <table:table-cell table:style-name="ce3" office:value-type="string" calcext:value-type="string">
            <text:p>Fin Declaración i</text:p>
          </table:table-cell>
          <table:table-cell table:number-columns-repeated="3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memoria(&quot;;[.A15];&quot;) &lt;= x&quot;;[.I15];[.C15];[.I15];&quot;;&quot;;&quot; -- &quot;;[.D15];&quot; &quot;;[.E15])" office:value-type="string" office:string-value="memoria(14) &lt;= x“00010000“; --  " calcext:value-type="string">
            <text:p>memoria(14) &lt;= x“00010000“; -- <text:s/>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CONCAT(&quot;memoria(&quot;;[.A16];&quot;) &lt;= x&quot;;[.I16];[.C16];[.I16];&quot;;&quot;;&quot; -- &quot;;[.D16];&quot; &quot;;[.E16])" office:value-type="string" office:string-value="memoria(15) &lt;= x“00960002“; -- A=M2 declaracion aux" calcext:value-type="string">
            <text:p>memoria(15) &lt;= x“00960002“; -- A=M2 declaracion aux</text:p>
          </table:table-cell>
          <table:table-cell office:value-type="string" calcext:value-type="string">
            <text:p>00960002</text:p>
          </table:table-cell>
          <table:table-cell table:style-name="ce5" office:value-type="string" calcext:value-type="string">
            <text:p>A=M2</text:p>
          </table:table-cell>
          <table:table-cell table:style-name="ce5" office:value-type="string" calcext:value-type="string">
            <text:p>declaracion aux</text:p>
          </table:table-cell>
          <table:table-cell table:number-columns-repeated="3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memoria(&quot;;[.A17];&quot;) &lt;= x&quot;;[.I17];[.C17];[.I17];&quot;;&quot;;&quot; -- &quot;;[.D17];&quot; &quot;;[.E17])" office:value-type="string" office:string-value="memoria(16) &lt;= x“00010000“; --  " calcext:value-type="string">
            <text:p>memoria(16) &lt;= x“00010000“; -- <text:s/>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CONCAT(&quot;memoria(&quot;;[.A18];&quot;) &lt;= x&quot;;[.I18];[.C18];[.I18];&quot;;&quot;;&quot; -- &quot;;[.D18];&quot; &quot;;[.E18])" office:value-type="string" office:string-value="memoria(17) &lt;= x“00B70004“; -- M4 = M2 " calcext:value-type="string">
            <text:p>memoria(17) &lt;= x“00B70004“; -- M4 = M2 </text:p>
          </table:table-cell>
          <table:table-cell office:value-type="string" calcext:value-type="string">
            <text:p>00B70004</text:p>
          </table:table-cell>
          <table:table-cell table:style-name="ce4" office:value-type="string" calcext:value-type="string">
            <text:p>M4 = M2</text:p>
          </table:table-cell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CONCAT(&quot;memoria(&quot;;[.A19];&quot;) &lt;= x&quot;;[.I19];[.C19];[.I19];&quot;;&quot;;&quot; -- &quot;;[.D19];&quot; &quot;;[.E19])" office:value-type="string" office:string-value="memoria(18) &lt;= x“00010000“; --  Fin declaracion aux" calcext:value-type="string">
            <text:p>memoria(18) &lt;= x“00010000“; -- <text:s/>Fin declaracion aux</text:p>
          </table:table-cell>
          <table:table-cell office:value-type="string" calcext:value-type="string">
            <text:p>00010000</text:p>
          </table:table-cell>
          <table:table-cell table:style-name="ce6"/>
          <table:table-cell table:style-name="ce5" office:value-type="string" calcext:value-type="string">
            <text:p>Fin declaracion aux</text:p>
          </table:table-cell>
          <table:table-cell table:number-columns-repeated="3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CONCAT(&quot;memoria(&quot;;[.A20];&quot;) &lt;= x&quot;;[.I20];[.C20];[.I20];&quot;;&quot;;&quot; -- &quot;;[.D20];&quot; &quot;;[.E20])" office:value-type="string" office:string-value="memoria(19) &lt;= x“00010000“; --  " calcext:value-type="string">
            <text:p>memoria(19) &lt;= x“00010000“; -- <text:s/>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M.MICROSOFT.CONCAT(&quot;memoria(&quot;;[.A21];&quot;) &lt;= x&quot;;[.I21];[.C21];[.I21];&quot;;&quot;;&quot; -- &quot;;[.D21];&quot; &quot;;[.E21])" office:value-type="string" office:string-value="memoria(20) &lt;= x“00010000“; --  " calcext:value-type="string">
            <text:p>memoria(20) &lt;= x“00010000“; -- <text:s/>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CONCAT(&quot;memoria(&quot;;[.A22];&quot;) &lt;= x&quot;;[.I22];[.C22];[.I22];&quot;;&quot;;&quot; -- &quot;;[.D22];&quot; &quot;;[.E22])" office:value-type="string" office:string-value="memoria(21) &lt;= x“00010000“; --  " calcext:value-type="string">
            <text:p>memoria(21) &lt;= x“00010000“; -- <text:s/>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CONCAT(&quot;memoria(&quot;;[.A23];&quot;) &lt;= x&quot;;[.I23];[.C23];[.I23];&quot;;&quot;;&quot; -- &quot;;[.D23];&quot; &quot;;[.E23])" office:value-type="string" office:string-value="memoria(22) &lt;= x“00D60003“; --  here" calcext:value-type="string">
            <text:p>memoria(22) &lt;= x“00D60003“; -- <text:s/>here</text:p>
          </table:table-cell>
          <table:table-cell office:value-type="string" calcext:value-type="string">
            <text:p>00D60003</text:p>
          </table:table-cell>
          <table:table-cell/>
          <table:table-cell office:value-type="string" calcext:value-type="string">
            <text:p>here</text:p>
          </table:table-cell>
          <table:table-cell table:number-columns-repeated="3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CONCAT(&quot;memoria(&quot;;[.A24];&quot;) &lt;= x&quot;;[.I24];[.C24];[.I24];&quot;;&quot;;&quot; -- &quot;;[.D24];&quot; &quot;;[.E24])" office:value-type="string" office:string-value="memoria(23) &lt;= x“00960000“; --  " calcext:value-type="string">
            <text:p>memoria(23) &lt;= x“00960000“; -- <text:s/></text:p>
          </table:table-cell>
          <table:table-cell office:value-type="string" calcext:value-type="string">
            <text:p>0096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memoria(&quot;;[.A25];&quot;) &lt;= x&quot;;[.I25];[.C25];[.I25];&quot;;&quot;;&quot; -- &quot;;[.D25];&quot; &quot;;[.E25])" office:value-type="string" office:string-value="memoria(24) &lt;= x“00010000“; --  " calcext:value-type="string">
            <text:p>memoria(24) &lt;= x“00010000“; -- <text:s/>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CONCAT(&quot;memoria(&quot;;[.A26];&quot;) &lt;= x&quot;;[.I26];[.C26];[.I26];&quot;;&quot;;&quot; -- &quot;;[.D26];&quot; &quot;;[.E26])" office:value-type="string" office:string-value="memoria(25) &lt;= x“00010000“; --  " calcext:value-type="string">
            <text:p>memoria(25) &lt;= x“00010000“; -- <text:s/>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CONCAT(&quot;memoria(&quot;;[.A27];&quot;) &lt;= x&quot;;[.I27];[.C27];[.I27];&quot;;&quot;;&quot; -- &quot;;[.D27];&quot; &quot;;[.E27])" office:value-type="string" office:string-value="memoria(26) &lt;= x“00110000“; --  if a = b then div" calcext:value-type="string">
            <text:p>memoria(26) &lt;= x“00110000“; -- <text:s/>if a = b then div</text:p>
          </table:table-cell>
          <table:table-cell table:style-name="ce2" office:value-type="string" calcext:value-type="string">
            <text:p>00110000</text:p>
          </table:table-cell>
          <table:table-cell table:style-name="ce7"/>
          <table:table-cell table:style-name="ce7" office:value-type="string" calcext:value-type="string">
            <text:p>if a = b then div</text:p>
          </table:table-cell>
          <table:table-cell table:number-columns-repeated="3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CONCAT(&quot;memoria(&quot;;[.A28];&quot;) &lt;= x&quot;;[.I28];[.C28];[.I28];&quot;;&quot;;&quot; -- &quot;;[.D28];&quot; &quot;;[.E28])" office:value-type="string" office:string-value="memoria(27) &lt;= x“00270031“; --  " calcext:value-type="string">
            <text:p>memoria(27) &lt;= x“00270031“; -- <text:s/></text:p>
          </table:table-cell>
          <table:table-cell office:value-type="string" calcext:value-type="string">
            <text:p>00270031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M.MICROSOFT.CONCAT(&quot;memoria(&quot;;[.A29];&quot;) &lt;= x&quot;;[.I29];[.C29];[.I29];&quot;;&quot;;&quot; -- &quot;;[.D29];&quot; &quot;;[.E29])" office:value-type="string" office:string-value="memoria(28) &lt;= x“00010000“; --  " calcext:value-type="string">
            <text:p>memoria(28) &lt;= x“00010000“; -- <text:s/>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CONCAT(&quot;memoria(&quot;;[.A30];&quot;) &lt;= x&quot;;[.I30];[.C30];[.I30];&quot;;&quot;;&quot; -- &quot;;[.D30];&quot; &quot;;[.E30])" office:value-type="string" office:string-value="memoria(29) &lt;= x“00010000“; --  " calcext:value-type="string">
            <text:p>memoria(29) &lt;= x“00010000“; -- <text:s/>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M.MICROSOFT.CONCAT(&quot;memoria(&quot;;[.A31];&quot;) &lt;= x&quot;;[.I31];[.C31];[.I31];&quot;;&quot;;&quot; -- &quot;;[.D31];&quot; &quot;;[.E31])" office:value-type="string" office:string-value="memoria(30) &lt;= x“00010000“; --  " calcext:value-type="string">
            <text:p>memoria(30) &lt;= x“00010000“; -- <text:s/>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M.MICROSOFT.CONCAT(&quot;memoria(&quot;;[.A32];&quot;) &lt;= x&quot;;[.I32];[.C32];[.I32];&quot;;&quot;;&quot; -- &quot;;[.D32];&quot; &quot;;[.E32])" office:value-type="string" office:string-value="memoria(31) &lt;= x“00010000“; --  else" calcext:value-type="string">
            <text:p>memoria(31) &lt;= x“00010000“; -- <text:s/>else</text:p>
          </table:table-cell>
          <table:table-cell office:value-type="string" calcext:value-type="string">
            <text:p>00010000</text:p>
          </table:table-cell>
          <table:table-cell/>
          <table:table-cell office:value-type="string" calcext:value-type="string">
            <text:p>else</text:p>
          </table:table-cell>
          <table:table-cell table:number-columns-repeated="3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memoria(&quot;;[.A33];&quot;) &lt;= x&quot;;[.I33];[.C33];[.I33];&quot;;&quot;;&quot; -- &quot;;[.D33];&quot; &quot;;[.E33])" office:value-type="string" office:string-value="memoria(32) &lt;= x“00960004“; -- a=m4(aux) " calcext:value-type="string">
            <text:p>memoria(32) &lt;= x“00960004“; -- a=m4(aux) </text:p>
          </table:table-cell>
          <table:table-cell office:value-type="string" calcext:value-type="string">
            <text:p>00960004</text:p>
          </table:table-cell>
          <table:table-cell office:value-type="string" calcext:value-type="string">
            <text:p>a=m4(aux)</text:p>
          </table:table-cell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M.MICROSOFT.CONCAT(&quot;memoria(&quot;;[.A34];&quot;) &lt;= x&quot;;[.I34];[.C34];[.I34];&quot;;&quot;;&quot; -- &quot;;[.D34];&quot; &quot;;[.E34])" office:value-type="string" office:string-value="memoria(33) &lt;= x“00D60002“; -- b=m2(a) " calcext:value-type="string">
            <text:p>memoria(33) &lt;= x“00D60002“; -- b=m2(a) </text:p>
          </table:table-cell>
          <table:table-cell office:value-type="string" calcext:value-type="string">
            <text:p>00D60002</text:p>
          </table:table-cell>
          <table:table-cell office:value-type="string" calcext:value-type="string">
            <text:p>b=m2(a)</text:p>
          </table:table-cell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M.MICROSOFT.CONCAT(&quot;memoria(&quot;;[.A35];&quot;) &lt;= x&quot;;[.I35];[.C35];[.I35];&quot;;&quot;;&quot; -- &quot;;[.D35];&quot; &quot;;[.E35])" office:value-type="string" office:string-value="memoria(34) &lt;= x“00010000“; --  " calcext:value-type="string">
            <text:p>memoria(34) &lt;= x“00010000“; -- <text:s/>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M.MICROSOFT.CONCAT(&quot;memoria(&quot;;[.A36];&quot;) &lt;= x&quot;;[.I36];[.C36];[.I36];&quot;;&quot;;&quot; -- &quot;;[.D36];&quot; &quot;;[.E36])" office:value-type="string" office:string-value="memoria(35) &lt;= x“00010000“; --  " calcext:value-type="string">
            <text:p>memoria(35) &lt;= x“00010000“; -- <text:s/>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M.MICROSOFT.CONCAT(&quot;memoria(&quot;;[.A37];&quot;) &lt;= x&quot;;[.I37];[.C37];[.I37];&quot;;&quot;;&quot; -- &quot;;[.D37];&quot; &quot;;[.E37])" office:value-type="string" office:string-value="memoria(36) &lt;= x“001B0000“; -- a=a+b " calcext:value-type="string">
            <text:p>memoria(36) &lt;= x“001B0000“; -- a=a+b </text:p>
          </table:table-cell>
          <table:table-cell office:value-type="string" calcext:value-type="string">
            <text:p>001B0000</text:p>
          </table:table-cell>
          <table:table-cell office:value-type="string" calcext:value-type="string">
            <text:p>a=a+b</text:p>
          </table:table-cell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M.MICROSOFT.CONCAT(&quot;memoria(&quot;;[.A38];&quot;) &lt;= x&quot;;[.I38];[.C38];[.I38];&quot;;&quot;;&quot; -- &quot;;[.D38];&quot; &quot;;[.E38])" office:value-type="string" office:string-value="memoria(37) &lt;= x“00010000“; --  " calcext:value-type="string">
            <text:p>memoria(37) &lt;= x“00010000“; -- <text:s/>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M.MICROSOFT.CONCAT(&quot;memoria(&quot;;[.A39];&quot;) &lt;= x&quot;;[.I39];[.C39];[.I39];&quot;;&quot;;&quot; -- &quot;;[.D39];&quot; &quot;;[.E39])" office:value-type="string" office:string-value="memoria(38) &lt;= x“00D60003“; -- b=m3(b) " calcext:value-type="string">
            <text:p>memoria(38) &lt;= x“00D60003“; -- b=m3(b) </text:p>
          </table:table-cell>
          <table:table-cell office:value-type="string" calcext:value-type="string">
            <text:p>00D60003</text:p>
          </table:table-cell>
          <table:table-cell office:value-type="string" calcext:value-type="string">
            <text:p>b=m3(b)</text:p>
          </table:table-cell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M.MICROSOFT.CONCAT(&quot;memoria(&quot;;[.A40];&quot;) &lt;= x&quot;;[.I40];[.C40];[.I40];&quot;;&quot;;&quot; -- &quot;;[.D40];&quot; &quot;;[.E40])" office:value-type="string" office:string-value="memoria(39) &lt;= x“00010000“; --  " calcext:value-type="string">
            <text:p>memoria(39) &lt;= x“00010000“; -- <text:s/>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CONCAT(&quot;memoria(&quot;;[.A41];&quot;) &lt;= x&quot;;[.I41];[.C41];[.I41];&quot;;&quot;;&quot; -- &quot;;[.D41];&quot; &quot;;[.E41])" office:value-type="string" office:string-value="memoria(40) &lt;= x“00B70004“; -- M4=a(aux) " calcext:value-type="string">
            <text:p>memoria(40) &lt;= x“00B70004“; -- M4=a(aux) </text:p>
          </table:table-cell>
          <table:table-cell office:value-type="string" calcext:value-type="string">
            <text:p>00B70004</text:p>
          </table:table-cell>
          <table:table-cell office:value-type="string" calcext:value-type="string">
            <text:p>M4=a(aux)</text:p>
          </table:table-cell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M.MICROSOFT.CONCAT(&quot;memoria(&quot;;[.A42];&quot;) &lt;= x&quot;;[.I42];[.C42];[.I42];&quot;;&quot;;&quot; -- &quot;;[.D42];&quot; &quot;;[.E42])" office:value-type="string" office:string-value="memoria(41) &lt;= x“00960000“; -- a=m0(i) " calcext:value-type="string">
            <text:p>memoria(41) &lt;= x“00960000“; -- a=m0(i) </text:p>
          </table:table-cell>
          <table:table-cell office:value-type="string" calcext:value-type="string">
            <text:p>00960000</text:p>
          </table:table-cell>
          <table:table-cell office:value-type="string" calcext:value-type="string">
            <text:p>a=m0(i)</text:p>
          </table:table-cell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M.MICROSOFT.CONCAT(&quot;memoria(&quot;;[.A43];&quot;) &lt;= x&quot;;[.I43];[.C43];[.I43];&quot;;&quot;;&quot; -- &quot;;[.D43];&quot; &quot;;[.E43])" office:value-type="string" office:string-value="memoria(42) &lt;= x“00010000“; --  " calcext:value-type="string">
            <text:p>memoria(42) &lt;= x“00010000“; -- <text:s/>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M.MICROSOFT.CONCAT(&quot;memoria(&quot;;[.A44];&quot;) &lt;= x&quot;;[.I44];[.C44];[.I44];&quot;;&quot;;&quot; -- &quot;;[.D44];&quot; &quot;;[.E44])" office:value-type="string" office:string-value="memoria(43) &lt;= x“004C0000“; -- a++ " calcext:value-type="string">
            <text:p>memoria(43) &lt;= x“004C0000“; -- a++ </text:p>
          </table:table-cell>
          <table:table-cell office:value-type="string" calcext:value-type="string">
            <text:p>004C0000</text:p>
          </table:table-cell>
          <table:table-cell office:value-type="string" calcext:value-type="string">
            <text:p>a++</text:p>
          </table:table-cell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M.MICROSOFT.CONCAT(&quot;memoria(&quot;;[.A45];&quot;) &lt;= x&quot;;[.I45];[.C45];[.I45];&quot;;&quot;;&quot; -- &quot;;[.D45];&quot; &quot;;[.E45])" office:value-type="string" office:string-value="memoria(44) &lt;= x“00010000“; --  " calcext:value-type="string">
            <text:p>memoria(44) &lt;= x“00010000“; -- <text:s/>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M.MICROSOFT.CONCAT(&quot;memoria(&quot;;[.A46];&quot;) &lt;= x&quot;;[.I46];[.C46];[.I46];&quot;;&quot;;&quot; -- &quot;;[.D46];&quot; &quot;;[.E46])" office:value-type="string" office:string-value="memoria(45) &lt;= x“00010000“; --  " calcext:value-type="string">
            <text:p>memoria(45) &lt;= x“00010000“; -- <text:s/>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M.MICROSOFT.CONCAT(&quot;memoria(&quot;;[.A47];&quot;) &lt;= x&quot;;[.I47];[.C47];[.I47];&quot;;&quot;;&quot; -- &quot;;[.D47];&quot; &quot;;[.E47])" office:value-type="string" office:string-value="memoria(46) &lt;= x“00B70000“; -- m0(i)=a " calcext:value-type="string">
            <text:p>memoria(46) &lt;= x“00B70000“; -- m0(i)=a </text:p>
          </table:table-cell>
          <table:table-cell office:value-type="string" calcext:value-type="string">
            <text:p>00B70000</text:p>
          </table:table-cell>
          <table:table-cell office:value-type="string" calcext:value-type="string">
            <text:p>m0(i)=a</text:p>
          </table:table-cell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M.MICROSOFT.CONCAT(&quot;memoria(&quot;;[.A48];&quot;) &lt;= x&quot;;[.I48];[.C48];[.I48];&quot;;&quot;;&quot; -- &quot;;[.D48];&quot; &quot;;[.E48])" office:value-type="string" office:string-value="memoria(47) &lt;= x“007E0016“; --  " calcext:value-type="string">
            <text:p>memoria(47) &lt;= x“007E0016“; -- <text:s/></text:p>
          </table:table-cell>
          <table:table-cell office:value-type="string" calcext:value-type="string">
            <text:p>007E0016</text:p>
          </table:table-cell>
          <table:table-cell table:style-name="ce8"/>
          <table:table-cell table:number-columns-repeated="4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memoria(&quot;;[.A49];&quot;) &lt;= x&quot;;[.I49];[.C49];[.I49];&quot;;&quot;;&quot; -- &quot;;[.D49];&quot; &quot;;[.E49])" office:value-type="string" office:string-value="memoria(48) &lt;= x“00010000“; --  " calcext:value-type="string">
            <text:p>memoria(48) &lt;= x“00010000“; -- <text:s/>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M.MICROSOFT.CONCAT(&quot;memoria(&quot;;[.A50];&quot;) &lt;= x&quot;;[.I50];[.C50];[.I50];&quot;;&quot;;&quot; -- &quot;;[.D50];&quot; &quot;;[.E50])" office:value-type="string" office:string-value="memoria(49) &lt;= x“00010000“; --  " calcext:value-type="string">
            <text:p>memoria(49) &lt;= x“00010000“; -- <text:s/></text:p>
          </table:table-cell>
          <table:table-cell office:value-type="string" calcext:value-type="string">
            <text:p>0001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M.MICROSOFT.CONCAT(&quot;memoria(&quot;;[.A51];&quot;) &lt;= x&quot;;[.I51];[.C51];[.I51];&quot;;&quot;;&quot; -- &quot;;[.D51];&quot; &quot;;[.E51])" office:value-type="string" office:string-value="memoria(50) &lt;= x“00D60004“; -- b=m4(aux) div" calcext:value-type="string">
            <text:p>memoria(50) &lt;= x“00D60004“; -- b=m4(aux) div</text:p>
          </table:table-cell>
          <table:table-cell office:value-type="string" calcext:value-type="string">
            <text:p>00D60004</text:p>
          </table:table-cell>
          <table:table-cell office:value-type="string" calcext:value-type="string">
            <text:p>b=m4(aux)</text:p>
          </table:table-cell>
          <table:table-cell office:value-type="string" calcext:value-type="string">
            <text:p>div</text:p>
          </table:table-cell>
          <table:table-cell table:number-columns-repeated="3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M.MICROSOFT.CONCAT(&quot;memoria(&quot;;[.A52];&quot;) &lt;= x&quot;;[.I52];[.C52];[.I52];&quot;;&quot;;&quot; -- &quot;;[.D52];&quot; &quot;;[.E52])" office:value-type="string" office:string-value="memoria(51) &lt;= x“00570000“; --  " calcext:value-type="string">
            <text:p>memoria(51) &lt;= x“00570000“; -- <text:s/></text:p>
          </table:table-cell>
          <table:table-cell office:value-type="string" calcext:value-type="string">
            <text:p>0057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M.MICROSOFT.CONCAT(&quot;memoria(&quot;;[.A53];&quot;) &lt;= x&quot;;[.I53];[.C53];[.I53];&quot;;&quot;;&quot; -- &quot;;[.D53];&quot; &quot;;[.E53])" office:value-type="string" office:string-value="memoria(52) &lt;= x“00570000“; --  " calcext:value-type="string">
            <text:p>memoria(52) &lt;= x“00570000“; -- <text:s/></text:p>
          </table:table-cell>
          <table:table-cell office:value-type="string" calcext:value-type="string">
            <text:p>0057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M.MICROSOFT.CONCAT(&quot;memoria(&quot;;[.A54];&quot;) &lt;= x&quot;;[.I54];[.C54];[.I54];&quot;;&quot;;&quot; -- &quot;;[.D54];&quot; &quot;;[.E54])" office:value-type="string" office:string-value="memoria(53) &lt;= x“00570000“; --  " calcext:value-type="string">
            <text:p>memoria(53) &lt;= x“00570000“; -- <text:s/></text:p>
          </table:table-cell>
          <table:table-cell office:value-type="string" calcext:value-type="string">
            <text:p>0057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M.MICROSOFT.CONCAT(&quot;memoria(&quot;;[.A55];&quot;) &lt;= x&quot;;[.I55];[.C55];[.I55];&quot;;&quot;;&quot; -- &quot;;[.D55];&quot; &quot;;[.E55])" office:value-type="string" office:string-value="memoria(54) &lt;= x“00000000“; --  " calcext:value-type="string">
            <text:p>memoria(54) &lt;= x“00000000“; -- <text:s/>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M.MICROSOFT.CONCAT(&quot;memoria(&quot;;[.A56];&quot;) &lt;= x&quot;;[.I56];[.C56];[.I56];&quot;;&quot;;&quot; -- &quot;;[.D56];&quot; &quot;;[.E56])" office:value-type="string" office:string-value="memoria(55) &lt;= x“00000000“; --  " calcext:value-type="string">
            <text:p>memoria(55) &lt;= x“00000000“; -- <text:s/>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CONCAT(&quot;memoria(&quot;;[.A57];&quot;) &lt;= x&quot;;[.I57];[.C57];[.I57];&quot;;&quot;;&quot; -- &quot;;[.D57];&quot; &quot;;[.E57])" office:value-type="string" office:string-value="memoria(56) &lt;= x“00000000“; --  " calcext:value-type="string">
            <text:p>memoria(56) &lt;= x“00000000“; -- <text:s/>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M.MICROSOFT.CONCAT(&quot;memoria(&quot;;[.A58];&quot;) &lt;= x&quot;;[.I58];[.C58];[.I58];&quot;;&quot;;&quot; -- &quot;;[.D58];&quot; &quot;;[.E58])" office:value-type="string" office:string-value="memoria(57) &lt;= x“00000000“; --  " calcext:value-type="string">
            <text:p>memoria(57) &lt;= x“00000000“; -- <text:s/>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M.MICROSOFT.CONCAT(&quot;memoria(&quot;;[.A59];&quot;) &lt;= x&quot;;[.I59];[.C59];[.I59];&quot;;&quot;;&quot; -- &quot;;[.D59];&quot; &quot;;[.E59])" office:value-type="string" office:string-value="memoria(58) &lt;= x“00000000“; --  " calcext:value-type="string">
            <text:p>memoria(58) &lt;= x“00000000“; -- <text:s/>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M.MICROSOFT.CONCAT(&quot;memoria(&quot;;[.A60];&quot;) &lt;= x&quot;;[.I60];[.C60];[.I60];&quot;;&quot;;&quot; -- &quot;;[.D60];&quot; &quot;;[.E60])" office:value-type="string" office:string-value="memoria(59) &lt;= x“00000000“; --  " calcext:value-type="string">
            <text:p>memoria(59) &lt;= x“00000000“; -- <text:s/>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M.MICROSOFT.CONCAT(&quot;memoria(&quot;;[.A61];&quot;) &lt;= x&quot;;[.I61];[.C61];[.I61];&quot;;&quot;;&quot; -- &quot;;[.D61];&quot; &quot;;[.E61])" office:value-type="string" office:string-value="memoria(60) &lt;= x“00000000“; --  " calcext:value-type="string">
            <text:p>memoria(60) &lt;= x“00000000“; -- <text:s/>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M.MICROSOFT.CONCAT(&quot;memoria(&quot;;[.A62];&quot;) &lt;= x&quot;;[.I62];[.C62];[.I62];&quot;;&quot;;&quot; -- &quot;;[.D62];&quot; &quot;;[.E62])" office:value-type="string" office:string-value="memoria(61) &lt;= x“00000000“; --  " calcext:value-type="string">
            <text:p>memoria(61) &lt;= x“00000000“; -- <text:s/>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M.MICROSOFT.CONCAT(&quot;memoria(&quot;;[.A63];&quot;) &lt;= x&quot;;[.I63];[.C63];[.I63];&quot;;&quot;;&quot; -- &quot;;[.D63];&quot; &quot;;[.E63])" office:value-type="string" office:string-value="memoria(62) &lt;= x“00000000“; --  " calcext:value-type="string">
            <text:p>memoria(62) &lt;= x“00000000“; -- <text:s/>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M.MICROSOFT.CONCAT(&quot;memoria(&quot;;[.A64];&quot;) &lt;= x&quot;;[.I64];[.C64];[.I64];&quot;;&quot;;&quot; -- &quot;;[.D64];&quot; &quot;;[.E64])" office:value-type="string" office:string-value="memoria(63) &lt;= x“00000000“; --  " calcext:value-type="string">
            <text:p>memoria(63) &lt;= x“00000000“; -- <text:s/>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CONCAT(&quot;memoria(&quot;;[.A65];&quot;) &lt;= x&quot;;[.I65];[.C65];[.I65];&quot;;&quot;;&quot; -- &quot;;[.D65];&quot; &quot;;[.E65])" office:value-type="string" office:string-value="memoria(64) &lt;= x“00000000“; --  " calcext:value-type="string">
            <text:p>memoria(64) &lt;= x“00000000“; -- <text:s/>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M.MICROSOFT.CONCAT(&quot;memoria(&quot;;[.A66];&quot;) &lt;= x&quot;;[.I66];[.C66];[.I66];&quot;;&quot;;&quot; -- &quot;;[.D66];&quot; &quot;;[.E66])" office:value-type="string" office:string-value="memoria(65) &lt;= x“00000000“; --  " calcext:value-type="string">
            <text:p>memoria(65) &lt;= x“00000000“; -- <text:s/>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M.MICROSOFT.CONCAT(&quot;memoria(&quot;;[.A67];&quot;) &lt;= x&quot;;[.I67];[.C67];[.I67];&quot;;&quot;;&quot; -- &quot;;[.D67];&quot; &quot;;[.E67])" office:value-type="string" office:string-value="memoria(66) &lt;= x“00000000“; --  " calcext:value-type="string">
            <text:p>memoria(66) &lt;= x“00000000“; -- <text:s/>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M.MICROSOFT.CONCAT(&quot;memoria(&quot;;[.A68];&quot;) &lt;= x&quot;;[.I68];[.C68];[.I68];&quot;;&quot;;&quot; -- &quot;;[.D68];&quot; &quot;;[.E68])" office:value-type="string" office:string-value="memoria(67) &lt;= x“00000000“; --  " calcext:value-type="string">
            <text:p>memoria(67) &lt;= x“00000000“; -- <text:s/></text:p>
          </table:table-cell>
          <table:table-cell office:value-type="string" calcext:value-type="string">
            <text:p>00000000</text:p>
          </table:table-cell>
          <table:table-cell table:number-columns-repeated="5"/>
          <table:table-cell office:value-type="string" calcext:value-type="string">
            <text:p>“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 table:number-rows-repeated="104850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19:20:50.764394631</meta:creation-date>
    <dc:date>2021-12-09T13:06:54.848114641</dc:date>
    <meta:editing-duration>PT9H27M29S</meta:editing-duration>
    <meta:editing-cycles>20</meta:editing-cycles>
    <meta:generator>LibreOffice/7.2.3.2$Linux_X86_64 LibreOffice_project/20$Build-2</meta:generator>
    <meta:document-statistic meta:table-count="1" meta:cell-count="301" meta:object-count="0"/>
  </office:meta>
</office:document-meta>
</file>